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E38FF1A0FC2F67B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Arial2" svg:font-family="Arial" style:font-family-generic="roman"/>
    <style:font-face style:name="Book Antiqua1" svg:font-family="'Book Antiqua'" style:font-family-generic="roman"/>
    <style:font-face style:name="Arial" svg:font-family="Arial" style:font-family-generic="swiss"/>
    <style:font-face style:name="Mangal3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Book Antiqua" svg:font-family="'Book Antiqua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alibri" fo:font-style="italic" style:font-style-asian="italic" style:font-name-complex="Calibri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153bfd" officeooo:paragraph-rsid="00153bfd" style:font-name-complex="Calibri"/>
    </style:style>
    <style:style style:name="P3" style:family="paragraph" style:parent-style-name="Standard">
      <style:paragraph-properties fo:text-align="start" style:justify-single-word="false"/>
      <style:text-properties style:font-name="Calibri" fo:font-size="10.5pt" officeooo:rsid="00153bfd" officeooo:paragraph-rsid="0015d9ab" style:font-size-asian="10.5pt" style:font-name-complex="Calibri" style:font-size-complex="10.5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officeooo:rsid="00c7e425" officeooo:paragraph-rsid="00c7e425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officeooo:paragraph-rsid="00c999c6" style:font-size-asian="11pt" style:font-size-complex="11pt"/>
    </style:style>
    <style:style style:name="P6" style:family="paragraph" style:parent-style-name="Standard">
      <style:text-properties style:font-name="Calibri" fo:font-size="11pt" officeooo:rsid="00335014" officeooo:paragraph-rsid="00bc95b2" style:font-size-asian="11pt" style:font-size-complex="11pt"/>
    </style:style>
    <style:style style:name="P7" style:family="paragraph" style:parent-style-name="Standard">
      <style:text-properties style:font-name="Calibri" fo:font-size="11pt" officeooo:rsid="0054e8bc" officeooo:paragraph-rsid="0054e8bc" style:font-size-asian="11pt" style:font-size-complex="11pt"/>
    </style:style>
    <style:style style:name="P8" style:family="paragraph" style:parent-style-name="Standard">
      <style:text-properties style:font-name="Calibri" fo:font-size="11pt" officeooo:rsid="00756a8c" officeooo:paragraph-rsid="00d883ac" style:font-size-asian="11pt" style:font-size-complex="11pt"/>
    </style:style>
    <style:style style:name="P9" style:family="paragraph" style:parent-style-name="Standard">
      <style:text-properties style:font-name="Calibri" fo:font-size="11pt" fo:font-style="normal" officeooo:rsid="00405d93" officeooo:paragraph-rsid="003d116b" style:font-size-asian="11pt" style:font-style-asian="normal" style:font-size-complex="11pt" style:font-style-complex="normal"/>
    </style:style>
    <style:style style:name="P10" style:family="paragraph" style:parent-style-name="Standard">
      <style:text-properties style:font-name="Calibri" fo:font-size="11pt" fo:font-style="normal" officeooo:rsid="009af054" officeooo:paragraph-rsid="0095ea08" style:font-size-asian="11pt" style:font-style-asian="normal" style:font-size-complex="11pt" style:font-style-complex="normal"/>
    </style:style>
    <style:style style:name="P11" style:family="paragraph" style:parent-style-name="Standard">
      <style:text-properties style:font-name="Calibri" fo:font-size="11pt" fo:font-style="normal" officeooo:rsid="008a4677" officeooo:paragraph-rsid="008a4677" style:font-size-asian="11pt" style:font-style-asian="normal" style:font-size-complex="11pt" style:font-style-complex="normal"/>
    </style:style>
    <style:style style:name="P12" style:family="paragraph" style:parent-style-name="Standard">
      <style:text-properties style:font-name="Calibri" fo:font-size="11pt" fo:font-style="normal" officeooo:rsid="00d883ac" officeooo:paragraph-rsid="00d883ac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Corbel" fo:font-size="15pt" fo:font-style="italic" officeooo:paragraph-rsid="0015d9ab" style:font-size-asian="15pt" style:font-style-asian="italic" style:font-name-complex="Calibri" style:font-size-complex="15pt" style:font-style-complex="italic"/>
    </style:style>
    <style:style style:name="P14" style:family="paragraph" style:parent-style-name="Standard">
      <style:text-properties officeooo:paragraph-rsid="009e46ce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font-name="Calibri" fo:font-size="11pt" officeooo:rsid="00bf1a2c" officeooo:paragraph-rsid="00c999c6" fo:background-color="transparen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font-name="Calibri" fo:font-size="11pt" officeooo:rsid="00bd378e" officeooo:paragraph-rsid="00c999c6" fo:background-color="transparent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font-name="Calibri" fo:font-size="11pt" officeooo:rsid="00ddfc9a" officeooo:paragraph-rsid="00c999c6" fo:background-color="transparen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font-name="Calibri" fo:font-size="11pt" officeooo:rsid="00c32823" officeooo:paragraph-rsid="00c999c6" fo:background-color="transparen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font-name="Calibri" fo:font-size="11pt" officeooo:rsid="00e5d313" officeooo:paragraph-rsid="00e8ffd9" fo:background-color="transparent" style:font-size-asian="11pt" style:font-size-complex="11pt"/>
    </style:style>
    <style:style style:name="P20" style:family="paragraph" style:parent-style-name="Standard">
      <style:text-properties officeooo:rsid="00756a8c" officeooo:paragraph-rsid="00de1d53"/>
    </style:style>
    <style:style style:name="P21" style:family="paragraph" style:parent-style-name="Standard">
      <style:text-properties officeooo:rsid="00dc4311" officeooo:paragraph-rsid="00e0df0b"/>
    </style:style>
    <style:style style:name="P22" style:family="paragraph" style:parent-style-name="Standard">
      <style:text-properties officeooo:rsid="00dc4311" officeooo:paragraph-rsid="00f6d85b"/>
    </style:style>
    <style:style style:name="P23" style:family="paragraph" style:parent-style-name="Standard">
      <style:text-properties officeooo:paragraph-rsid="008a4677"/>
    </style:style>
    <style:style style:name="P24" style:family="paragraph" style:parent-style-name="Organisme_20_du_20_1er_20_auteur">
      <style:paragraph-properties fo:text-align="center" style:justify-single-word="false"/>
      <style:text-properties style:font-name="Calibri" style:font-name-complex="Calibri"/>
    </style:style>
    <style:style style:name="P25" style:family="paragraph" style:parent-style-name="NormallYves">
      <style:text-properties style:font-name="Calibri" officeooo:paragraph-rsid="002240aa"/>
    </style:style>
    <style:style style:name="P26" style:family="paragraph" style:parent-style-name="Auteur_28_s_29_">
      <style:paragraph-properties fo:text-align="center" style:justify-single-word="false"/>
      <style:text-properties style:font-name="Calibri" officeooo:paragraph-rsid="0028583f" style:font-name-complex="Calibri"/>
    </style:style>
    <style:style style:name="P27" style:family="paragraph" style:parent-style-name="Bibliographie">
      <style:text-properties style:font-name="Calibri" fo:font-size="13pt" officeooo:paragraph-rsid="00296f2e" style:font-size-asian="13pt" style:font-size-complex="13pt"/>
    </style:style>
    <style:style style:name="P28" style:family="paragraph" style:parent-style-name="Standard">
      <style:paragraph-properties fo:margin-top="0cm" fo:margin-bottom="0cm" loext:contextual-spacing="false" style:writing-mode="lr-tb"/>
      <style:text-properties style:font-name="Corbel" fo:font-size="14pt" fo:font-style="italic" fo:font-weight="normal" officeooo:rsid="00263beb" officeooo:paragraph-rsid="0028583f" fo:background-color="#ffff00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P29" style:family="paragraph" style:parent-style-name="Titre_20_de_20_l_27_article">
      <style:paragraph-properties fo:margin-top="0cm" fo:margin-bottom="0cm" loext:contextual-spacing="false" style:writing-mode="lr-tb"/>
      <style:text-properties officeooo:paragraph-rsid="002c50d0"/>
    </style:style>
    <style:style style:name="P30" style:family="paragraph" style:parent-style-name="Footnote">
      <style:paragraph-properties fo:text-align="justify" style:justify-single-word="false"/>
    </style:style>
    <style:style style:name="P31" style:family="paragraph" style:parent-style-name="Footnote">
      <style:text-properties fo:background-color="#ffff00"/>
    </style:style>
    <style:style style:name="P32" style:family="paragraph" style:parent-style-name="Organisme_20_des_20_autres_20_auteurs">
      <style:paragraph-properties fo:text-align="center" style:justify-single-word="false"/>
      <style:text-properties style:font-name="Calibri" fo:font-style="italic" officeooo:rsid="0026e432" fo:background-color="#ffff00" style:font-style-asian="italic" style:font-name-complex="Calibri" style:font-style-complex="italic"/>
    </style:style>
    <style:style style:name="P33" style:family="paragraph" style:parent-style-name="Standard" style:list-style-name="L1">
      <style:text-properties style:font-name="Calibri" fo:font-size="11pt" officeooo:rsid="009af054" officeooo:paragraph-rsid="009af054" style:font-size-asian="11pt" style:font-size-complex="11pt"/>
    </style:style>
    <style:style style:name="P34" style:family="paragraph" style:parent-style-name="Standard" style:list-style-name="L1">
      <style:text-properties style:font-name="Calibri" fo:font-size="11pt" officeooo:rsid="009b31c8" officeooo:paragraph-rsid="00f85b00" style:font-size-asian="11pt" style:font-size-complex="11pt"/>
    </style:style>
    <style:style style:name="P35" style:family="paragraph" style:parent-style-name="Heading_20_1">
      <style:paragraph-properties fo:margin-top="0.199cm" fo:margin-bottom="0.21cm" loext:contextual-spacing="false" style:writing-mode="lr-tb"/>
      <style:text-properties officeooo:paragraph-rsid="00183353"/>
    </style:style>
    <style:style style:name="P36" style:family="paragraph" style:parent-style-name="Titre_20_de_20_l_27_article" style:master-page-name="Standard">
      <style:paragraph-properties fo:margin-top="0cm" fo:margin-bottom="0cm" loext:contextual-spacing="false" style:page-number="auto" style:writing-mode="lr-tb"/>
      <style:text-properties officeooo:paragraph-rsid="002c50d0"/>
    </style:style>
    <style:style style:name="P37" style:family="paragraph">
      <style:paragraph-properties fo:text-align="center" style:punctuation-wrap="simple" style:writing-mode="lr-tb"/>
    </style:style>
    <style:style style:name="P38" style:family="paragraph">
      <loext:graphic-properties draw:fill="solid" draw:fill-color="#cccccc"/>
      <style:paragraph-properties fo:text-align="center" style:punctuation-wrap="simple" style:writing-mode="lr-tb"/>
      <style:text-properties fo:color="#4c4c4c" fo:font-style="italic" style:font-style-asian="italic" style:font-style-complex="italic"/>
    </style:style>
    <style:style style:name="P39" style:family="paragraph">
      <loext:graphic-properties draw:fill="solid" draw:fill-color="#cccc00"/>
      <style:paragraph-properties fo:text-align="center" style:punctuation-wrap="simple" style:writing-mode="lr-tb"/>
    </style:style>
    <style:style style:name="T1" style:family="text">
      <style:text-properties officeooo:rsid="001b6c1f"/>
    </style:style>
    <style:style style:name="T2" style:family="text">
      <style:text-properties style:text-position="super 58%" officeooo:rsid="001b6c1f"/>
    </style:style>
    <style:style style:name="T3" style:family="text">
      <style:text-properties officeooo:rsid="001908d5"/>
    </style:style>
    <style:style style:name="T4" style:family="text">
      <style:text-properties style:font-name="Calibri" fo:font-style="italic" fo:font-weight="normal" style:font-style-asian="italic" style:font-weight-asian="normal" style:font-name-complex="Calibri" style:font-style-complex="italic" style:font-weight-complex="normal"/>
    </style:style>
    <style:style style:name="T5" style:family="text"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style:font-name="Calibri" fo:font-size="10.5pt" fo:font-weight="normal" officeooo:rsid="0028583f" style:font-size-asian="10.5pt" style:font-weight-asian="normal" style:font-size-complex="10.5pt" style:font-weight-complex="normal"/>
    </style:style>
    <style:style style:name="T7" style:family="text">
      <style:text-properties style:font-name="Calibri" fo:font-size="10.5pt" fo:font-weight="normal" officeooo:rsid="002bdfc0" style:font-size-asian="10.5pt" style:font-weight-asian="normal" style:font-size-complex="10.5pt" style:font-weight-complex="normal"/>
    </style:style>
    <style:style style:name="T8" style:family="text">
      <style:text-properties style:font-name="Calibri" fo:font-size="13pt" style:font-size-asian="13pt" style:font-size-complex="13pt"/>
    </style:style>
    <style:style style:name="T9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font-name="Calibri" fo:font-size="11pt" fo:font-style="normal" style:font-size-asian="11pt" style:font-style-asian="normal" style:font-size-complex="11pt" style:font-style-complex="normal"/>
    </style:style>
    <style:style style:name="T11" style:family="text">
      <style:text-properties style:font-name="Calibri" fo:font-size="11pt" fo:font-style="normal" officeooo:rsid="0089426e" style:font-size-asian="11pt" style:font-style-asian="normal" style:font-size-complex="11pt" style:font-style-complex="normal"/>
    </style:style>
    <style:style style:name="T12" style:family="text">
      <style:text-properties style:font-name="Calibri" fo:font-size="11pt" fo:font-style="normal" officeooo:rsid="008a4677" style:font-size-asian="11pt" style:font-style-asian="normal" style:font-size-complex="11pt" style:font-style-complex="normal"/>
    </style:style>
    <style:style style:name="T13" style:family="text">
      <style:text-properties style:font-name="Calibri" fo:font-size="11pt" fo:font-style="normal" officeooo:rsid="0095a8ad" style:font-size-asian="11pt" style:font-style-asian="normal" style:font-size-complex="11pt" style:font-style-complex="normal"/>
    </style:style>
    <style:style style:name="T14" style:family="text">
      <style:text-properties style:font-name="Calibri" fo:font-size="11pt" fo:font-style="normal" officeooo:rsid="0095ea08" style:font-size-asian="11pt" style:font-style-asian="normal" style:font-size-complex="11pt" style:font-style-complex="normal"/>
    </style:style>
    <style:style style:name="T15" style:family="text">
      <style:text-properties style:font-name="Calibri" fo:font-size="11pt" fo:font-style="normal" officeooo:rsid="00961ac7" style:font-size-asian="11pt" style:font-style-asian="normal" style:font-size-complex="11pt" style:font-style-complex="normal"/>
    </style:style>
    <style:style style:name="T16" style:family="text">
      <style:text-properties style:font-name="Calibri" fo:font-size="11pt" fo:font-style="normal" officeooo:rsid="00969bd0" style:font-size-asian="11pt" style:font-style-asian="normal" style:font-size-complex="11pt" style:font-style-complex="normal"/>
    </style:style>
    <style:style style:name="T17" style:family="text">
      <style:text-properties style:font-name="Calibri" fo:font-size="11pt" fo:font-style="normal" officeooo:rsid="009af054" style:font-size-asian="11pt" style:font-style-asian="normal" style:font-size-complex="11pt" style:font-style-complex="normal"/>
    </style:style>
    <style:style style:name="T18" style:family="text">
      <style:text-properties style:font-name="Calibri" fo:font-size="11pt" fo:font-style="normal" officeooo:rsid="00ed67b2" style:font-size-asian="11pt" style:font-style-asian="normal" style:font-size-complex="11pt" style:font-style-complex="normal"/>
    </style:style>
    <style:style style:name="T19" style:family="text">
      <style:text-properties style:font-name="Calibri" fo:font-size="11pt" fo:font-style="normal" officeooo:rsid="00f6d85b" style:font-size-asian="11pt" style:font-style-asian="normal" style:font-size-complex="11pt" style:font-style-complex="normal"/>
    </style:style>
    <style:style style:name="T20" style:family="text">
      <style:text-properties style:font-name="Calibri" fo:font-size="11pt" fo:font-style="italic" officeooo:rsid="00e280e5" style:font-size-asian="11pt" style:font-style-asian="italic" style:font-size-complex="11pt" style:font-style-complex="italic"/>
    </style:style>
    <style:style style:name="T21" style:family="text">
      <style:text-properties style:font-name="Calibri" fo:font-size="10pt" fo:font-style="italic" officeooo:rsid="00898183" fo:background-color="transparent" loext:char-shading-value="0" style:font-name-asian="Arial1" style:font-size-asian="10pt" style:font-style-asian="italic" style:font-size-complex="10pt" style:font-style-complex="italic"/>
    </style:style>
    <style:style style:name="T22" style:family="text">
      <style:text-properties style:font-name="Calibri" fo:font-size="10pt" fo:font-style="normal" officeooo:rsid="00898183" fo:background-color="transparent" loext:char-shading-value="0" style:font-name-asian="Arial1" style:font-size-asian="10pt" style:font-style-asian="normal" style:font-size-complex="10pt" style:font-style-complex="normal"/>
    </style:style>
    <style:style style:name="T23" style:family="text">
      <style:text-properties style:font-name="Calibri" fo:font-size="10pt" fo:font-style="normal" officeooo:rsid="00b4f44f" fo:background-color="transparent" loext:char-shading-value="0" style:font-name-asian="Arial1" style:font-size-asian="10pt" style:font-style-asian="normal" style:font-size-complex="10pt" style:font-style-complex="normal"/>
    </style:style>
    <style:style style:name="T24" style:family="text">
      <style:text-properties style:font-name="Calibri" fo:font-size="12pt" fo:font-style="italic" fo:font-weight="normal" officeooo:rsid="0026e432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-asian="Arial1"/>
    </style:style>
    <style:style style:name="T26" style:family="text">
      <style:text-properties officeooo:rsid="0015d9ab"/>
    </style:style>
    <style:style style:name="T27" style:family="text">
      <style:text-properties fo:font-size="10.5pt" style:font-size-asian="10.5pt" style:font-size-complex="10.5pt"/>
    </style:style>
    <style:style style:name="T28" style:family="text">
      <style:text-properties fo:font-size="10.5pt" officeooo:rsid="002c50d0" style:font-size-asian="10.5pt" style:font-size-complex="10.5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5d9ab" style:font-style-asian="italic" style:font-style-complex="italic"/>
    </style:style>
    <style:style style:name="T31" style:family="text">
      <style:text-properties fo:font-style="italic" officeooo:rsid="00240edd" style:font-style-asian="italic" style:font-style-complex="italic"/>
    </style:style>
    <style:style style:name="T32" style:family="text">
      <style:text-properties fo:font-style="italic" officeooo:rsid="003d116b" style:font-style-asian="italic" style:font-style-complex="italic"/>
    </style:style>
    <style:style style:name="T33" style:family="text">
      <style:text-properties fo:font-style="italic" officeooo:rsid="00405d93" style:font-style-asian="italic" style:font-style-complex="italic"/>
    </style:style>
    <style:style style:name="T34" style:family="text">
      <style:text-properties fo:font-style="italic" officeooo:rsid="02812d48" style:font-style-asian="italic" style:font-style-complex="italic"/>
    </style:style>
    <style:style style:name="T35" style:family="text">
      <style:text-properties fo:font-style="italic" officeooo:rsid="00be58fa" style:font-style-asian="italic" style:font-style-complex="italic"/>
    </style:style>
    <style:style style:name="T36" style:family="text">
      <style:text-properties fo:font-style="italic" officeooo:rsid="00c14996" style:font-style-asian="italic" style:font-style-complex="italic"/>
    </style:style>
    <style:style style:name="T37" style:family="text">
      <style:text-properties fo:font-style="italic" officeooo:rsid="00e7098c" style:font-style-asian="italic" style:font-style-complex="italic"/>
    </style:style>
    <style:style style:name="T38" style:family="text">
      <style:text-properties fo:font-style="italic" officeooo:rsid="011bafd4" style:font-style-asian="italic" style:font-style-complex="italic"/>
    </style:style>
    <style:style style:name="T39" style:family="text">
      <style:text-properties style:font-name="Corbel" fo:font-size="15pt" fo:font-style="italic" style:font-size-asian="15pt" style:font-style-asian="italic" style:font-name-complex="Calibri" style:font-size-complex="15pt" style:font-style-complex="italic"/>
    </style:style>
    <style:style style:name="T40" style:family="text">
      <style:text-properties style:font-name="Corbel" fo:font-size="14pt" fo:font-style="italic" style:font-size-asian="14pt" style:font-style-asian="italic" style:font-name-complex="Calibri" style:font-size-complex="14pt" style:font-style-complex="italic"/>
    </style:style>
    <style:style style:name="T41" style:family="text">
      <style:text-properties style:font-name="Corbel" fo:font-size="14pt" style:font-size-asian="14pt" style:font-name-complex="Calibri" style:font-size-complex="14pt"/>
    </style:style>
    <style:style style:name="T42" style:family="text">
      <style:text-properties style:use-window-font-color="true" style:font-name="Calibri" fo:font-size="11pt" fo:language="fr" fo:country="FR" fo:font-style="normal" style:text-underline-style="none" fo:font-weight="normal" officeooo:rsid="007dc714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43" style:family="text">
      <style:text-properties style:use-window-font-color="true" style:font-name="Calibri" fo:font-size="11pt" fo:language="fr" fo:country="FR" fo:font-style="normal" style:text-underline-style="none" fo:font-weight="normal" officeooo:rsid="009e46ce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44" style:family="text">
      <style:text-properties style:use-window-font-color="true" style:font-name="Calibri" fo:font-size="11pt" fo:language="fr" fo:country="FR" fo:font-style="normal" style:text-underline-style="none" fo:font-weight="normal" officeooo:rsid="00a045f1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45" style:family="text">
      <style:text-properties style:use-window-font-color="true" style:font-name="Calibri" fo:font-size="11pt" fo:language="fr" fo:country="FR" fo:font-style="normal" style:text-underline-style="none" fo:font-weight="normal" officeooo:rsid="00a0ea7f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46" style:family="text">
      <style:text-properties style:use-window-font-color="true" style:font-name="Calibri" fo:font-size="11pt" fo:language="fr" fo:country="FR" fo:font-style="normal" style:text-underline-style="none" fo:font-weight="normal" officeooo:rsid="00a249a6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47" style:family="text">
      <style:text-properties style:use-window-font-color="true" style:font-name="Calibri" fo:font-size="11pt" fo:language="fr" fo:country="FR" fo:font-style="normal" style:text-underline-style="none" fo:font-weight="normal" officeooo:rsid="00a38ebf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48" style:family="text">
      <style:text-properties style:use-window-font-color="true" style:font-name="Calibri" fo:font-size="11pt" fo:language="fr" fo:country="FR" fo:font-style="normal" style:text-underline-style="none" fo:font-weight="normal" officeooo:rsid="00ae1cb8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49" style:family="text">
      <style:text-properties style:use-window-font-color="true" style:font-name="Calibri" fo:font-size="11pt" fo:language="fr" fo:country="FR" fo:font-style="normal" style:text-underline-style="none" fo:font-weight="normal" officeooo:rsid="00af8e5e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50" style:family="text">
      <style:text-properties style:use-window-font-color="true" style:font-name="Calibri" fo:font-size="11pt" fo:language="fr" fo:country="FR" fo:font-style="normal" style:text-underline-style="none" fo:font-weight="normal" officeooo:rsid="00b29cf3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51" style:family="text">
      <style:text-properties style:use-window-font-color="true" style:font-name="Calibri" fo:font-size="11pt" fo:language="fr" fo:country="FR" fo:font-style="normal" style:text-underline-style="none" fo:font-weight="normal" officeooo:rsid="00b2ad82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52" style:family="text">
      <style:text-properties style:use-window-font-color="true" style:font-name="Calibri" fo:font-size="11pt" fo:language="fr" fo:country="FR" fo:font-style="normal" style:text-underline-style="none" fo:font-weight="normal" officeooo:rsid="00b2e028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53" style:family="text">
      <style:text-properties style:use-window-font-color="true" style:font-name="Calibri" fo:font-size="11pt" fo:language="fr" fo:country="FR" fo:font-style="normal" style:text-underline-style="none" fo:font-weight="normal" officeooo:rsid="00b7326a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54" style:family="text">
      <style:text-properties style:use-window-font-color="true" style:font-name="Calibri" fo:font-size="11pt" fo:language="fr" fo:country="FR" fo:font-style="normal" style:text-underline-style="none" fo:font-weight="normal" officeooo:rsid="00effe6f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55" style:family="text">
      <style:text-properties style:use-window-font-color="true" style:font-name="Calibri" fo:font-size="11pt" fo:language="fr" fo:country="FR" fo:font-style="normal" style:text-underline-style="none" fo:font-weight="normal" officeooo:rsid="0089426e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56" style:family="text">
      <style:text-properties style:use-window-font-color="true" style:font-name="Calibri" fo:font-size="11pt" fo:language="fr" fo:country="FR" fo:font-style="normal" style:text-underline-style="none" fo:font-weight="normal" officeooo:rsid="008a4677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57" style:family="text">
      <style:text-properties style:use-window-font-color="true" style:font-name="Calibri" fo:font-size="11pt" fo:language="fr" fo:country="FR" fo:font-style="normal" style:text-underline-style="none" fo:font-weight="normal" officeooo:rsid="009563b4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58" style:family="text">
      <style:text-properties style:use-window-font-color="true" style:font-name="Calibri" fo:font-size="11pt" fo:language="fr" fo:country="FR" fo:font-style="normal" style:text-underline-style="none" fo:font-weight="normal" officeooo:rsid="00e25367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59" style:family="text">
      <style:text-properties style:use-window-font-color="true" style:font-name="Calibri" fo:font-size="11pt" fo:language="fr" fo:country="FR" fo:font-style="normal" style:text-underline-style="none" fo:font-weight="normal" officeooo:rsid="00ecb0e7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60" style:family="text">
      <style:text-properties style:use-window-font-color="true" style:font-name="Calibri" fo:font-size="11pt" fo:language="fr" fo:country="FR" fo:font-style="normal" style:text-underline-style="none" fo:font-weight="normal" officeooo:rsid="00f6d85b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61" style:family="text">
      <style:text-properties style:use-window-font-color="true" style:font-name="Calibri" fo:font-size="11pt" fo:language="fr" fo:country="FR" fo:font-style="normal" style:text-underline-style="none" fo:font-weight="normal" officeooo:rsid="00fb2d02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62" style:family="text">
      <style:text-properties style:use-window-font-color="true" style:font-name="Calibri" fo:font-size="11pt" fo:language="fr" fo:country="FR" fo:font-style="normal" style:text-underline-style="none" fo:font-weight="normal" officeooo:rsid="0105130b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63" style:family="text">
      <style:text-properties style:use-window-font-color="true" style:font-name="Calibri" fo:font-size="11pt" fo:language="fr" fo:country="FR" fo:font-style="normal" style:text-underline-style="none" fo:font-weight="normal" officeooo:rsid="011bc577" style:font-name-asian="Times New Roman" style:font-size-asian="11pt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64" style:family="text">
      <style:text-properties style:use-window-font-color="true" style:font-name="Calibri" fo:font-size="11pt" fo:language="fr" fo:country="FR" fo:font-style="italic" style:text-underline-style="none" fo:font-weight="normal" officeooo:rsid="009e46ce" style:font-name-asian="Times New Roman" style:font-size-asian="11pt" style:font-style-asian="italic" style:font-weight-asian="normal" style:font-name-complex="Arial1" style:font-size-complex="11pt" style:language-complex="ar" style:country-complex="SA" style:font-style-complex="italic" style:font-weight-complex="bold"/>
    </style:style>
    <style:style style:name="T65" style:family="text">
      <style:text-properties style:use-window-font-color="true" style:font-name="Calibri" fo:font-size="11pt" fo:language="fr" fo:country="FR" fo:font-style="italic" style:text-underline-style="none" fo:font-weight="normal" officeooo:rsid="00a0ea7f" style:font-name-asian="Times New Roman" style:font-size-asian="11pt" style:font-style-asian="italic" style:font-weight-asian="normal" style:font-name-complex="Arial1" style:font-size-complex="11pt" style:language-complex="ar" style:country-complex="SA" style:font-style-complex="italic" style:font-weight-complex="bold"/>
    </style:style>
    <style:style style:name="T66" style:family="text">
      <style:text-properties style:use-window-font-color="true" style:font-name="Calibri" fo:font-size="11pt" fo:language="fr" fo:country="FR" fo:font-style="italic" style:text-underline-style="none" fo:font-weight="normal" officeooo:rsid="0089426e" style:font-name-asian="Times New Roman" style:font-size-asian="11pt" style:font-style-asian="italic" style:font-weight-asian="normal" style:font-name-complex="Arial1" style:font-size-complex="11pt" style:language-complex="ar" style:country-complex="SA" style:font-style-complex="italic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size="12pt" fo:font-style="italic" fo:font-weight="normal" officeooo:rsid="002c50d0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officeooo:rsid="002dc0df"/>
    </style:style>
    <style:style style:name="T70" style:family="text">
      <style:text-properties officeooo:rsid="003d116b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officeooo:rsid="00405d93" style:font-style-asian="normal" style:font-style-complex="normal"/>
    </style:style>
    <style:style style:name="T73" style:family="text">
      <style:text-properties fo:font-style="normal" officeooo:rsid="0045677e" style:font-style-asian="normal" style:font-style-complex="normal"/>
    </style:style>
    <style:style style:name="T74" style:family="text">
      <style:text-properties fo:font-style="normal" officeooo:rsid="00479dc7" style:font-style-asian="normal" style:font-style-complex="normal"/>
    </style:style>
    <style:style style:name="T75" style:family="text">
      <style:text-properties fo:font-style="normal" officeooo:rsid="00497fd7" style:font-style-asian="normal" style:font-style-complex="normal"/>
    </style:style>
    <style:style style:name="T76" style:family="text">
      <style:text-properties fo:font-style="normal" officeooo:rsid="004cff51" style:font-style-asian="normal" style:font-style-complex="normal"/>
    </style:style>
    <style:style style:name="T77" style:family="text">
      <style:text-properties fo:font-style="normal" officeooo:rsid="004fc3f8" style:font-style-asian="normal" style:font-style-complex="normal"/>
    </style:style>
    <style:style style:name="T78" style:family="text">
      <style:text-properties fo:font-style="normal" officeooo:rsid="0052265e" style:font-style-asian="normal" style:font-style-complex="normal"/>
    </style:style>
    <style:style style:name="T79" style:family="text">
      <style:text-properties fo:font-style="normal" officeooo:rsid="00564c41" style:font-style-asian="normal" style:font-style-complex="normal"/>
    </style:style>
    <style:style style:name="T80" style:family="text">
      <style:text-properties fo:font-style="normal" officeooo:rsid="0057da25" style:font-style-asian="normal" style:font-style-complex="normal"/>
    </style:style>
    <style:style style:name="T81" style:family="text">
      <style:text-properties fo:font-style="normal" officeooo:rsid="005944a6" style:font-style-asian="normal" style:font-style-complex="normal"/>
    </style:style>
    <style:style style:name="T82" style:family="text">
      <style:text-properties fo:font-style="normal" officeooo:rsid="005b4302" style:font-style-asian="normal" style:font-style-complex="normal"/>
    </style:style>
    <style:style style:name="T83" style:family="text">
      <style:text-properties fo:font-style="normal" officeooo:rsid="005b9d05" style:font-style-asian="normal" style:font-style-complex="normal"/>
    </style:style>
    <style:style style:name="T84" style:family="text">
      <style:text-properties fo:font-style="normal" officeooo:rsid="005cab14" style:font-style-asian="normal" style:font-style-complex="normal"/>
    </style:style>
    <style:style style:name="T85" style:family="text">
      <style:text-properties fo:font-style="normal" officeooo:rsid="005f658a" style:font-style-asian="normal" style:font-style-complex="normal"/>
    </style:style>
    <style:style style:name="T86" style:family="text">
      <style:text-properties fo:font-style="normal" officeooo:rsid="006060d4" style:font-style-asian="normal" style:font-style-complex="normal"/>
    </style:style>
    <style:style style:name="T87" style:family="text">
      <style:text-properties fo:font-style="normal" officeooo:rsid="0067b09b" style:font-style-asian="normal" style:font-style-complex="normal"/>
    </style:style>
    <style:style style:name="T88" style:family="text">
      <style:text-properties fo:font-style="normal" officeooo:rsid="006e1040" style:font-style-asian="normal" style:font-style-complex="normal"/>
    </style:style>
    <style:style style:name="T89" style:family="text">
      <style:text-properties fo:font-style="normal" officeooo:rsid="006ee00f" style:font-style-asian="normal" style:font-style-complex="normal"/>
    </style:style>
    <style:style style:name="T90" style:family="text">
      <style:text-properties fo:font-style="normal" officeooo:rsid="00707c97" style:font-style-asian="normal" style:font-style-complex="normal"/>
    </style:style>
    <style:style style:name="T91" style:family="text">
      <style:text-properties fo:font-style="normal" officeooo:rsid="00719730" style:font-style-asian="normal" style:font-style-complex="normal"/>
    </style:style>
    <style:style style:name="T92" style:family="text">
      <style:text-properties fo:font-style="normal" officeooo:rsid="00730b90" style:font-style-asian="normal" style:font-style-complex="normal"/>
    </style:style>
    <style:style style:name="T93" style:family="text">
      <style:text-properties fo:font-style="normal" officeooo:rsid="00771c02" style:font-style-asian="normal" style:font-style-complex="normal"/>
    </style:style>
    <style:style style:name="T94" style:family="text">
      <style:text-properties fo:font-style="normal" officeooo:rsid="007dc714" style:font-style-asian="normal" style:font-style-complex="normal"/>
    </style:style>
    <style:style style:name="T95" style:family="text">
      <style:text-properties fo:font-style="normal" officeooo:rsid="007f7db8" style:font-style-asian="normal" style:font-style-complex="normal"/>
    </style:style>
    <style:style style:name="T96" style:family="text">
      <style:text-properties fo:font-style="normal" officeooo:rsid="0081086d" style:font-style-asian="normal" style:font-style-complex="normal"/>
    </style:style>
    <style:style style:name="T97" style:family="text">
      <style:text-properties fo:font-style="normal" officeooo:rsid="0081c0e8" style:font-style-asian="normal" style:font-style-complex="normal"/>
    </style:style>
    <style:style style:name="T98" style:family="text">
      <style:text-properties fo:font-style="normal" officeooo:rsid="009b31c8" style:font-style-asian="normal" style:font-style-complex="normal"/>
    </style:style>
    <style:style style:name="T99" style:family="text">
      <style:text-properties fo:font-style="normal" officeooo:rsid="009b981a" style:font-style-asian="normal" style:font-style-complex="normal"/>
    </style:style>
    <style:style style:name="T100" style:family="text">
      <style:text-properties fo:font-style="normal" officeooo:rsid="009c47a1" style:font-style-asian="normal" style:font-style-complex="normal"/>
    </style:style>
    <style:style style:name="T101" style:family="text">
      <style:text-properties fo:font-style="normal" officeooo:rsid="009c52ef" style:font-style-asian="normal" style:font-style-complex="normal"/>
    </style:style>
    <style:style style:name="T102" style:family="text">
      <style:text-properties fo:font-style="normal" officeooo:rsid="00a6544e" style:font-style-asian="normal" style:font-style-complex="normal"/>
    </style:style>
    <style:style style:name="T103" style:family="text">
      <style:text-properties fo:font-style="normal" officeooo:rsid="00bf1a2c" style:font-style-asian="normal" style:font-style-complex="normal"/>
    </style:style>
    <style:style style:name="T104" style:family="text">
      <style:text-properties fo:font-style="normal" officeooo:rsid="00c0faca" style:font-style-asian="normal" style:font-style-complex="normal"/>
    </style:style>
    <style:style style:name="T105" style:family="text">
      <style:text-properties fo:font-style="normal" officeooo:rsid="00ccc22b" style:font-style-asian="normal" style:font-style-complex="normal"/>
    </style:style>
    <style:style style:name="T106" style:family="text">
      <style:text-properties fo:font-style="normal" officeooo:rsid="00cd6724" style:font-style-asian="normal" style:font-style-complex="normal"/>
    </style:style>
    <style:style style:name="T107" style:family="text">
      <style:text-properties fo:font-style="normal" officeooo:rsid="00d883ac" style:font-style-asian="normal" style:font-style-complex="normal"/>
    </style:style>
    <style:style style:name="T108" style:family="text">
      <style:text-properties fo:font-style="normal" officeooo:rsid="00deacc5" style:font-style-asian="normal" style:font-style-complex="normal"/>
    </style:style>
    <style:style style:name="T109" style:family="text">
      <style:text-properties fo:font-style="normal" officeooo:rsid="00e34beb" style:font-style-asian="normal" style:font-style-complex="normal"/>
    </style:style>
    <style:style style:name="T110" style:family="text">
      <style:text-properties fo:font-style="normal" officeooo:rsid="00e50601" style:font-style-asian="normal" style:font-style-complex="normal"/>
    </style:style>
    <style:style style:name="T111" style:family="text">
      <style:text-properties fo:font-style="normal" officeooo:rsid="00ef65c1" style:font-style-asian="normal" style:font-style-complex="normal"/>
    </style:style>
    <style:style style:name="T112" style:family="text">
      <style:text-properties fo:font-style="normal" officeooo:rsid="00f85b00" style:font-style-asian="normal" style:font-style-complex="normal"/>
    </style:style>
    <style:style style:name="T113" style:family="text">
      <style:text-properties fo:font-style="normal" officeooo:rsid="00fd72d6" style:font-style-asian="normal" style:font-style-complex="normal"/>
    </style:style>
    <style:style style:name="T114" style:family="text">
      <style:text-properties fo:font-style="normal" officeooo:rsid="0100c1ec" style:font-style-asian="normal" style:font-style-complex="normal"/>
    </style:style>
    <style:style style:name="T115" style:family="text">
      <style:text-properties fo:font-style="normal" officeooo:rsid="0113c7c3" style:font-style-asian="normal" style:font-style-complex="normal"/>
    </style:style>
    <style:style style:name="T116" style:family="text">
      <style:text-properties fo:font-style="normal" officeooo:rsid="0114d157" style:font-style-asian="normal" style:font-style-complex="normal"/>
    </style:style>
    <style:style style:name="T117" style:family="text">
      <style:text-properties fo:font-style="normal" officeooo:rsid="01173bf4" style:font-style-asian="normal" style:font-style-complex="normal"/>
    </style:style>
    <style:style style:name="T118" style:family="text">
      <style:text-properties officeooo:rsid="006665b8"/>
    </style:style>
    <style:style style:name="T119" style:family="text">
      <style:text-properties officeooo:rsid="02812d48"/>
    </style:style>
    <style:style style:name="T120" style:family="text">
      <style:text-properties loext:shadow="none"/>
    </style:style>
    <style:style style:name="T121" style:family="text">
      <style:text-properties officeooo:rsid="00be58fa"/>
    </style:style>
    <style:style style:name="T122" style:family="text">
      <style:text-properties officeooo:rsid="00bf1a2c"/>
    </style:style>
    <style:style style:name="T123" style:family="text">
      <style:text-properties fo:font-variant="normal" fo:text-transform="none" officeooo:rsid="00ddfc9a" fo:background-color="transparent" loext:char-shading-value="0"/>
    </style:style>
    <style:style style:name="T124" style:family="text">
      <style:text-properties fo:font-variant="normal" fo:text-transform="none" officeooo:rsid="00ddfc9a" fo:background-color="transparent" loext:char-shading-value="0" loext:shadow="none"/>
    </style:style>
    <style:style style:name="T125" style:family="text">
      <style:text-properties fo:font-variant="normal" fo:text-transform="none" fo:background-color="transparent" loext:char-shading-value="0" loext:shadow="none"/>
    </style:style>
    <style:style style:name="T126" style:family="text">
      <style:text-properties fo:font-variant="normal" fo:text-transform="none" officeooo:rsid="00c999c6" fo:background-color="transparent" loext:char-shading-value="0" loext:shadow="none"/>
    </style:style>
    <style:style style:name="T127" style:family="text">
      <style:text-properties fo:font-variant="normal" fo:text-transform="none" fo:font-style="italic" officeooo:rsid="00ddfc9a" fo:background-color="transparent" loext:char-shading-value="0" style:font-style-asian="italic" style:font-style-complex="italic"/>
    </style:style>
    <style:style style:name="T128" style:family="text">
      <style:text-properties fo:font-variant="normal" fo:text-transform="none" fo:font-style="italic" officeooo:rsid="00ddfc9a" fo:background-color="transparent" loext:char-shading-value="0" style:font-style-asian="italic" style:font-style-complex="italic" loext:shadow="none"/>
    </style:style>
    <style:style style:name="T129" style:family="text">
      <style:text-properties fo:font-variant="normal" fo:text-transform="none" fo:font-style="italic" fo:background-color="transparent" loext:char-shading-value="0" style:font-style-asian="italic" style:font-style-complex="italic" loext:shadow="none"/>
    </style:style>
    <style:style style:name="T130" style:family="text">
      <style:text-properties officeooo:rsid="00c999c6"/>
    </style:style>
    <style:style style:name="T131" style:family="text">
      <style:text-properties officeooo:rsid="00c999c6" loext:shadow="none"/>
    </style:style>
    <style:style style:name="T132" style:family="text">
      <style:text-properties officeooo:rsid="00e7098c"/>
    </style:style>
    <style:style style:name="T133" style:family="text">
      <style:text-properties fo:color="#4c4c4c" style:font-name="Book Antiqua" fo:font-size="13pt" fo:language="fr" fo:country="FR" fo:font-weight="bold" style:letter-kerning="true" style:font-name-asian="SimSun1" style:font-size-asian="13pt" style:language-asian="zh" style:country-asian="CN" style:font-weight-asian="bold" style:font-name-complex="Book Antiqua" style:font-size-complex="13pt" style:language-complex="hi" style:country-complex="IN" style:font-weight-complex="bold"/>
    </style:style>
    <style:style style:name="T134" style:family="text">
      <style:text-properties fo:color="#008000" style:font-name="Book Antiqua" fo:font-size="14pt" fo:language="fr" fo:country="FR" fo:font-weight="bold" style:letter-kerning="true" style:font-name-asian="SimSun1" style:font-size-asian="14pt" style:language-asian="zh" style:country-asian="CN" style:font-weight-asian="bold" style:font-name-complex="Book Antiqua" style:font-size-complex="14pt" style:language-complex="hi" style:country-complex="IN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ccccc" draw:textarea-horizontal-align="justify" draw:textarea-vertical-align="middle" draw:auto-grow-height="false" draw:auto-grow-width="true" fo:min-width="11.324cm" fo:padding-top="0cm" fo:padding-bottom="0cm" fo:padding-left="0cm" fo:padding-right="0cm" fo:wrap-option="no-wrap" draw:shadow="visible" draw:shadow-offset-x="0.305cm" draw:shadow-offset-y="0.305cm" draw:shadow-color="#c0c0c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cccc00" draw:textarea-horizontal-align="justify" draw:textarea-vertical-align="middle" draw:auto-grow-height="false" draw:auto-grow-width="true" fo:min-width="1.693cm" fo:padding-top="0cm" fo:padding-bottom="0cm" fo:padding-left="0cm" fo:padding-right="0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cccc00" draw:textarea-horizontal-align="justify" draw:textarea-vertical-align="middle" draw:auto-grow-height="false" draw:auto-grow-width="true" fo:min-width="1.64cm" fo:padding-top="0cm" fo:padding-bottom="0cm" fo:padding-left="0cm" fo:padding-right="0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text:anchor-type="char" draw:z-index="0" draw:style-name="gr1" draw:text-style-name="P38" svg:width="11.325cm" svg:height="1.773cm" svg:x="2.127cm" svg:y="-1.889cm"><draw:text-box><text:p text:style-name="P37"><text:span text:style-name="T133">Journées de méthodologie statistique de l’Insee</text:span></text:p></draw:text-box></draw:frame><draw:frame text:anchor-type="char" draw:z-index="1" draw:style-name="gr2" draw:text-style-name="P39" svg:width="1.694cm" svg:height="1.747cm" svg:x="0.037cm" svg:y="-1.917cm"><draw:text-box><text:p text:style-name="P37"><text:span text:style-name="T134">JMS</text:span></text:p></draw:text-box></draw:frame><draw:frame text:anchor-type="char" draw:z-index="2" draw:style-name="gr3" draw:text-style-name="P39" svg:width="1.641cm" svg:height="1.747cm" svg:x="14.192cm" svg:y="-1.891cm"><draw:text-box><text:p text:style-name="P37"><text:span text:style-name="T134">2018</text:span></text:p></draw:text-box></draw:frame><text:span text:style-name="T4">------------------------------------------------------------------------------------------</text:span><text:span text:style-name="T39"> </text:span><text:span text:style-name="T40">Estimation de variance dans les enquêtes de l'Insee :</text:span></text:p>
      <text:p text:style-name="P29"><text:span text:style-name="T40">le </text:span><text:span text:style-name="Emphasis"><text:span text:style-name="T41">package </text:span></text:span><text:span text:style-name="T40">R gustave et ses applications</text:span></text:p>
      <text:p text:style-name="P28"/>
      <text:p text:style-name="P26"><text:span text:style-name="T68">Martin CHEVALIER</text:span><text:span text:style-name="T24"> (*)</text:span></text:p>
      <text:p text:style-name="P24">(*) Insee, Direction de la méthodologie et de la coordination statistique et internationale</text:p>
      <text:p text:style-name="P32"/>
      <text:p text:style-name="P2"><text:a xlink:type="simple" xlink:href="mailto:martin.chevalier@insee.fr" text:style-name="Internet_20_link" text:visited-style-name="Visited_20_Internet_20_Link"><text:span text:style-name="T28">martin.chevalier</text:span></text:a><text:a xlink:type="simple" xlink:href="mailto:martin.chevalier@insee.fr" text:style-name="Internet_20_link" text:visited-style-name="Visited_20_Internet_20_Link"><text:span text:style-name="T27">@insee.fr</text:span></text:a></text:p>
      <text:p text:style-name="P3"><text:span text:style-name="T67">Mots-clés</text:span> <text:span text:style-name="T30">(</text:span><text:span text:style-name="T31">6</text:span><text:span text:style-name="T30"> maximum)</text:span><text:span text:style-name="T26"> </text:span>: <text:span text:style-name="T69">Calcul de variance, échantillonnage, redressements, calage, méthodologie d’enquête.</text:span></text:p>
      <text:p text:style-name="P13">_____________________________________________________________</text:p>
      <text:h text:style-name="P35" text:outline-level="1"><text:span text:style-name="T8">Résumé </text:span><text:span text:style-name="T5">(</text:span><text:span text:style-name="T6">entre 350 et </text:span><text:span text:style-name="T7">800</text:span><text:span text:style-name="T9"> mots maximum)</text:span></text:h>
      <text:p text:style-name="Standard"/>
      <text:p text:style-name="P6">La mesure de la précision des résultats issus d’enquête<text:span text:style-name="T118">s</text:span> statistiques constitue un enjeu de plus en plus important dans leur diffusion et leur analyse. <text:span text:style-name="T70">Mesure de la qualité du processus de production statistique, les indicateurs de précision figurent dans les rapports communiqués périodiquement à Eurostat ainsi que dans certains règlements européens, en particulier le projet de règlement </text:span><text:span text:style-name="T32">I</text:span><text:span text:style-name="T33">ntegrated </text:span><text:span text:style-name="T38">E</text:span><text:span text:style-name="T33">uropean </text:span><text:span text:style-name="T38">S</text:span><text:span text:style-name="T33">ocial </text:span><text:span text:style-name="T38">S</text:span><text:span text:style-name="T33">tatistics </text:span><text:span text:style-name="T87">(</text:span><text:span text:style-name="T72">IESS</text:span><text:span text:style-name="T87">)</text:span><text:span text:style-name="T74"> </text:span><text:span text:style-name="T72">actuellement en discussion. </text:span><text:span text:style-name="T115">I</text:span><text:span text:style-name="T75">ls </text:span><text:span text:style-name="T116">sont par ailleurs toujours plus mobilisés </text:span><text:span text:style-name="T73">pour guider le commentaire des résultats d’une enquête, en particulier quand ceux-ci sont ventilés par domaine, </text:span><text:span text:style-name="T76">secteur et tranche d’effectif dans les enquêtes auprès des entreprises </text:span><text:span text:style-name="T77">ou </text:span><text:span text:style-name="T73">région </text:span><text:span text:style-name="T76">dans les enquêtes auprès des ménage</text:span><text:span text:style-name="T78">s </text:span><text:span text:style-name="T77">par exemple</text:span><text:span text:style-name="T73">.</text:span></text:p>
      <text:p text:style-name="P9"/>
      <text:p text:style-name="P7"><text:span text:style-name="T79">L’imprécision liée à un dispositif d’enquête renvoie à de nombreuses dimensions : </text:span><text:span text:style-name="T85">celle-ci peut être </text:span><text:span text:style-name="T80">liée </text:span><text:span text:style-name="T82">à l’échantillonnage </text:span><text:span text:style-name="T80">ou à la non-réponse, mais aussi à l’éventuelle imperfection de la base de sondage ou aux erreur</text:span><text:span text:style-name="T86">s</text:span><text:span text:style-name="T80"> de mesure et d’observation [</text:span><text:span text:style-name="T105">2</text:span><text:span text:style-name="T80">]. </text:span><text:span text:style-name="T81">Cette contribution </text:span><text:span text:style-name="T82">présente les </text:span><text:span text:style-name="T117">outils</text:span><text:span text:style-name="T82"> </text:span><text:span text:style-name="T117">développés </text:span><text:span text:style-name="T82">au sein du Département des méthodes statistiques de l’Insee pour estimer la variance associée à l’échantillonnage et à la non-réponse </text:span><text:span text:style-name="T83">dans le cadre méthodologique défini par [</text:span><text:span text:style-name="T105">5</text:span><text:span text:style-name="T83">] et [</text:span><text:span text:style-name="T105">6</text:span><text:span text:style-name="T83">] et présenté lors des </text:span><text:span text:style-name="T84">JMS 2015 [4]. </text:span><text:span text:style-name="T88">Elle </text:span><text:span text:style-name="T89">porte tout particulièrement sur la mise en œuvre </text:span><text:span text:style-name="T93">effective </text:span><text:span text:style-name="T89">de ces méthodes d’estimation </text:span><text:span text:style-name="T93">sur les enquêtes de l’Insee </text:span><text:span text:style-name="T90">et leur diffusion auprès des </text:span><text:span text:style-name="T91">concepteurs </text:span><text:span text:style-name="T90">d’enquête et des chargés d’étude</text:span><text:span text:style-name="T114">s</text:span><text:span text:style-name="T90"> statistiques</text:span><text:span text:style-name="T92">.</text:span></text:p>
      <text:p text:style-name="P9"/>
      <text:p text:style-name="P8"><text:span text:style-name="T94">Plusieurs outils ont été proposés pour faciliter la mise en œuvre des estimations de variance </text:span><text:span text:style-name="T95">dans </text:span><text:span text:style-name="T113">ce </text:span><text:span text:style-name="T95">contexte, en particulier la macro SAS Poulpe présentée lors des JMS 1998 </text:span><text:span text:style-name="T103">(</text:span><text:span text:style-name="T95">[</text:span><text:span text:style-name="T105">3</text:span><text:span text:style-name="T95">] </text:span><text:span text:style-name="T103">et [</text:span><text:span text:style-name="T105">7]</text:span><text:span text:style-name="T104">)</text:span><text:span text:style-name="T95">. </text:span><text:span text:style-name="T96">Ce type d’outil </text:span><text:span text:style-name="T106">fait face à une gageure : il doit à la fois </text:span><text:span text:style-name="T111">présenter</text:span><text:span text:style-name="T106"> un haut niveau de généralité, </text:span><text:span text:style-name="T97">au sens de </text:span><text:span text:style-name="T106">sa </text:span><text:span text:style-name="T97">capacité à prendre en compte des plans de sondage et des redressements complexes, </text:span><text:span text:style-name="T107">et en même temps rester suffisamment ergonomique pour être utilisé en pratique </text:span><text:span text:style-name="T108">lors de l’exploitation </text:span><text:span text:style-name="T107">de l’enquête.</text:span></text:p>
      <text:p text:style-name="P12"/>
      <text:p text:style-name="P21"><text:span text:style-name="T11">L</text:span><text:span text:style-name="T10">e package R gustave</text:span><text:span text:style-name="Footnote_20_Symbol"><text:span text:style-name="T55"><text:note text:id="ftn1" text:note-class="footnote"><text:note-citation>1</text:note-citation><text:note-body><text:p text:style-name="P30"><text:span text:style-name="T25"><text:s/></text:span><text:span text:style-name="T21">Gustave : a User-oriented Statistical Toolkit for Analytical Variance Estimation</text:span><text:span text:style-name="T22">, </text:span><text:a xlink:type="simple" xlink:href="https://github.com/martinchevalier/gustave" text:style-name="Internet_20_link" text:visited-style-name="Visited_20_Internet_20_Link"><text:span text:style-name="T23">https://github.com/martinchevalier/gustave</text:span></text:a></text:p><text:p text:style-name="P31"/><text:p text:style-name="Footnote"/><text:p text:style-name="Footnote"/></text:note-body></text:note></text:span></text:span><text:span text:style-name="T10"> est une nouvelle proposition allant en ce sens. </text:span><text:span text:style-name="T13">Son </text:span><text:span text:style-name="T12">l’ambition est de fournir au méthodologue une « boîte à outils » souple et extensible </text:span><text:span text:style-name="T14">qui facilite la </text:span><text:span text:style-name="T15">création de programmes d’estimation de variance autonomes </text:span><text:span text:style-name="T16">et simple</text:span><text:span text:style-name="T18">s</text:span><text:span text:style-name="T16"> d’utilisation. </text:span><text:span text:style-name="T19">Ce </text:span><text:span text:style-name="T20">package </text:span><text:span text:style-name="T17">comporte deux ensembles de fonctions :</text:span></text:p>
      <text:p text:style-name="P10"/>
      <text:list xml:id="list8358985718027835715" text:style-name="L1">
        <text:list-item>
          <text:p text:style-name="P33"><text:soft-page-break/><text:span text:style-name="T71">d’une part, des fonctions méthodologiques qui facilite</text:span><text:span text:style-name="T98">nt</text:span><text:span text:style-name="T71"> la mise en œuvre de l’estimation de variance proprement dite (estimateurs de variance, prise en compte du calage sur marges, fonctions de linéarisation [</text:span><text:span text:style-name="T109">1</text:span><text:span text:style-name="T71">]) ;</text:span></text:p>
        </text:list-item>
        <text:list-item>
          <text:p text:style-name="P34"><text:span text:style-name="T71">d’autre part, des fonctions </text:span><text:span text:style-name="T100">techniques </text:span><text:span text:style-name="T71">qui </text:span><text:span text:style-name="T99">crée</text:span><text:span text:style-name="T100">nt</text:span><text:span text:style-name="T99">, à partir des fonctions méthodologiques, des </text:span><text:span text:style-name="T100">outils d’estimation de variance </text:span><text:span text:style-name="T101">autonomes </text:span><text:span text:style-name="T112">et ergonomiques </text:span><text:span text:style-name="T102">(valeurs par défaut pour les paramètres techniques, contrôle et validation des données, évaluation non-standard [</text:span><text:span text:style-name="T110">8</text:span><text:span text:style-name="T102">] </text:span><text:span text:style-name="T112">notamment</text:span><text:span text:style-name="T102">).</text:span></text:p>
        </text:list-item>
      </text:list>
      <text:p text:style-name="P11"/>
      <text:p text:style-name="P14"><text:span text:style-name="Emphasis"><text:span text:style-name="T43">Ce faisant, le </text:span></text:span><text:span text:style-name="Emphasis"><text:span text:style-name="T64">package</text:span></text:span><text:span text:style-name="Emphasis"><text:span text:style-name="T43"> R gustave </text:span></text:span><text:span text:style-name="Emphasis"><text:span text:style-name="T54">simplifie la création </text:span></text:span><text:span text:style-name="Emphasis"><text:span text:style-name="T44">d’outils </text:span></text:span><text:span text:style-name="Emphasis"><text:span text:style-name="T47">d’estimation de variance </text:span></text:span><text:span text:style-name="Emphasis"><text:span text:style-name="T44">sans imposer </text:span></text:span><text:span text:style-name="Emphasis"><text:span text:style-name="T45">de contrainte </text:span></text:span><text:span text:style-name="Emphasis"><text:span text:style-name="T65">a priori</text:span></text:span><text:span text:style-name="Emphasis"><text:span text:style-name="T45"> sur la </text:span></text:span><text:span text:style-name="Emphasis"><text:span text:style-name="T46">forme </text:span></text:span><text:span text:style-name="Emphasis"><text:span text:style-name="T62">ou la complexité</text:span></text:span><text:span text:style-name="Emphasis"><text:span text:style-name="T46"> de la fonction de variance </text:span></text:span><text:span text:style-name="Emphasis"><text:span text:style-name="T49">utilisée</text:span></text:span><text:span text:style-name="Emphasis"><text:span text:style-name="T46">, </text:span></text:span><text:span text:style-name="Emphasis"><text:span text:style-name="T48">qui relève de l’expertise du méthodologue. </text:span></text:span><text:span text:style-name="Emphasis"><text:span text:style-name="T50">Une fonction de variance « prête-à-estimer » </text:span></text:span><text:span text:style-name="Emphasis"><text:span text:style-name="T51">pour les cas les plus simples (tirage à un degré </text:span></text:span><text:span text:style-name="Emphasis"><text:span text:style-name="T61">stratifié</text:span></text:span><text:span text:style-name="Emphasis"><text:span text:style-name="T51">, prise en compte de la non-réponse et du calage s’il y a lieu) </text:span></text:span><text:span text:style-name="Emphasis"><text:span text:style-name="T52">est par ailleurs en </text:span></text:span><text:span text:style-name="Emphasis"><text:span text:style-name="T53">cours de </text:span></text:span><text:span text:style-name="Emphasis"><text:span text:style-name="T52">développement.</text:span></text:span></text:p>
      <text:p text:style-name="P23"><text:span text:style-name="Emphasis"><text:span text:style-name="T42"/></text:span></text:p>
      <text:p text:style-name="P22"><text:span text:style-name="Emphasis"><text:span text:style-name="T59">Cette </text:span></text:span><text:span text:style-name="Emphasis"><text:span text:style-name="T55">contribution présente </text:span></text:span><text:span text:style-name="Emphasis"><text:span text:style-name="T60">le</text:span></text:span><text:span text:style-name="Emphasis"><text:span text:style-name="T55"> </text:span></text:span><text:span text:style-name="Emphasis"><text:span text:style-name="T66">package</text:span></text:span><text:span text:style-name="Emphasis"><text:span text:style-name="T55"> </text:span></text:span><text:span text:style-name="Emphasis"><text:span text:style-name="T60">R gustave </text:span></text:span><text:span text:style-name="Emphasis"><text:span text:style-name="T57">à travers</text:span></text:span><text:span text:style-name="Emphasis"><text:span text:style-name="T56"> </text:span></text:span><text:span text:style-name="Emphasis"><text:span text:style-name="T57">ses applications à </text:span></text:span><text:span text:style-name="Emphasis"><text:span text:style-name="T63">deux</text:span></text:span><text:span text:style-name="Emphasis"><text:span text:style-name="T57"> enquêtes de l’Insee, </text:span></text:span><text:span text:style-name="Emphasis"><text:span text:style-name="T58">l’</text:span></text:span><text:span text:style-name="Emphasis"><text:span text:style-name="T57">enquête Emploi en continu et </text:span></text:span><text:span text:style-name="Emphasis"><text:span text:style-name="T58">le </text:span></text:span><text:span text:style-name="Emphasis"><text:span text:style-name="T57">dispositif Statistique sur les revenus et les conditions de vie.</text:span></text:span></text:p>
      <text:p text:style-name="P20"><text:span text:style-name="Emphasis"><text:span text:style-name="T57"/></text:span></text:p>
      <text:p text:style-name="P25"/>
      <text:p text:style-name="P27">Bibliographie</text:p>
      <text:p text:style-name="P5"><text:span text:style-name="T126">[1] </text:span><text:span text:style-name="T124">Ardilly P., </text:span><text:span text:style-name="T128">Les techniques de sondages</text:span><text:span text:style-name="T124">, Technip, Paris, 2006, 675 pp.</text:span></text:p>
      <text:p text:style-name="P4"><text:span text:style-name="T126">[2] </text:span><text:span text:style-name="T124">B</text:span><text:span text:style-name="T125">iemer P., « Total survey error: Design, implementation, and evaluation », </text:span><text:span text:style-name="T129">Public Opinion Quarterly</text:span><text:span text:style-name="T125">, Vol. 74, No. 5, 2010, pp. 817–848</text:span></text:p>
      <text:p text:style-name="P15"><text:span text:style-name="T130">[3] </text:span>Caron N., « Le logiciel Poulpe : Aspects méthodologiques », <text:span text:style-name="T35">Actes des journées de méthodologie statistique </text:span><text:span text:style-name="T36">1998</text:span><text:span text:style-name="T121">, 1998</text:span></text:p>
      <text:p text:style-name="P16"><text:span text:style-name="T130">[4] </text:span>Chevalier M., Gros E., Moussallam K., « <text:span text:style-name="T121">Les calculs de précision dans Octopusse : Théorie et application à l’enquête Logement 2013 », </text:span><text:span text:style-name="T35">Actes des journées de méthodologie statistique 2015</text:span><text:span text:style-name="T121">, 2015</text:span></text:p>
      <text:p text:style-name="P5"><text:span text:style-name="T126">[5] </text:span><text:span text:style-name="T124">Gros E., Moussallam K</text:span><text:span text:style-name="T123">. </text:span><text:span text:style-name="T127">Les méthodes d'estimation de la précision pour les enquêtes ménages de l'Insee tirées dans Octopusse</text:span><text:span text:style-name="T123">, Document de travail de l’Insee M 2015/03, 2015</text:span></text:p>
      <text:p text:style-name="P17"><text:span text:style-name="T131">[6] </text:span><text:span text:style-name="T120">Gros E., Moussallam K</text:span>. <text:span text:style-name="T29">Les méthodes d'estimation de la précision </text:span><text:span text:style-name="T34">de l’enquête Emploi en continu</text:span>, Document de travail de l’Insee M 201<text:span text:style-name="T119">6/02, 2016</text:span></text:p>
      <text:p text:style-name="P18"><text:span text:style-name="T130">[7] </text:span>Petit J.-N. « Le logiciel Poulpe : Modélisation informatique »<text:span text:style-name="T122">, </text:span><text:span text:style-name="T35">Actes des journées de méthodologie statistique </text:span><text:span text:style-name="T36">1998</text:span><text:span text:style-name="T121">, 1998</text:span></text:p>
      <text:p text:style-name="P19">[8] Wickham H., <text:span text:style-name="T37">Advanced R</text:span><text:span text:style-name="T132">, CRC press, 2014, 456 pp. (</text:span><text:a xlink:type="simple" xlink:href="http://adv-r.had.co.nz/" text:style-name="Internet_20_link" text:visited-style-name="Visited_20_Internet_20_Link"><text:span text:style-name="T132">http://adv-r.had.co.nz/</text:span></text:a><text:span text:style-name="T13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Arial2" svg:font-family="Arial" style:font-family-generic="roman"/>
    <style:font-face style:name="Book Antiqua1" svg:font-family="'Book Antiqua'" style:font-family-generic="roman"/>
    <style:font-face style:name="Arial" svg:font-family="Arial" style:font-family-generic="swiss"/>
    <style:font-face style:name="Mangal3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Book Antiqua" svg:font-family="'Book Antiqua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Sky" xlink:href="Pictures/100000000000005E0000005EE38FF1A0FC2F67B7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pitch-asian="variable" style:font-size-asian="12pt" style:font-name-complex="Mangal3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8pt" fo:font-style="italic" style:font-size-asian="8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keep-with-next="always"/>
      <style:text-properties fo:font-size="14pt" fo:font-weight="bold" style:letter-kerning="true" style:font-size-asian="14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212cm" loext:contextual-spacing="false" fo:keep-with-next="always"/>
      <style:text-properties fo:font-size="12pt" fo:font-weight="bold" style:font-size-asian="12pt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212cm" loext:contextual-spacing="false" fo:keep-with-next="always"/>
      <style:text-properties fo:font-size="12pt" style:font-size-asian="12pt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212cm" loext:contextual-spacing="false" fo:keep-with-next="always"/>
      <style:text-properties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size-complex="11pt"/>
    </style:style>
    <style:style style:name="Titre_20_de_20_l_27_article" style:display-name="Titre de l'article" style:family="paragraph" style:parent-style-name="Standard" style:next-style-name="Standard">
      <style:paragraph-properties fo:margin-top="0cm" fo:margin-bottom="0.847cm" loext:contextual-spacing="false" fo:text-align="center" style:justify-single-word="false"/>
      <style:text-properties fo:text-transform="uppercase" fo:font-size="16pt" fo:font-weight="bold" style:font-size-asian="16pt" style:font-weight-asian="bold"/>
    </style:style>
    <style:style style:name="Auteur_28_s_29_" style:display-name="Auteur(s)" style:family="paragraph" style:parent-style-name="Standard" style:next-style-name="Standard">
      <style:paragraph-properties fo:margin-top="0.423cm" fo:margin-bottom="0cm" loext:contextual-spacing="false" fo:text-align="end" style:justify-single-word="false"/>
      <style:text-properties fo:font-size="12pt" fo:font-style="italic" style:font-size-asian="12pt" style:font-style-asian="italic"/>
    </style:style>
    <style:style style:name="Bibliographie" style:family="paragraph" style:parent-style-name="Standard" style:next-style-name="Standard">
      <style:text-properties fo:font-size="14pt" fo:font-weight="bold" style:font-size-asian="14pt" style:font-weight-asian="bold"/>
    </style:style>
    <style:style style:name="Footnote" style:family="paragraph" style:parent-style-name="Standard" style:class="extra">
      <style:paragraph-properties fo:text-align="justify" style:justify-single-word="false"/>
      <style:text-properties fo:font-size="9pt" style:font-size-asian="9pt"/>
    </style:style>
    <style:style style:name="Titre_20_de_20_graphique" style:display-name="Titre de graphique" style:family="paragraph" style:parent-style-name="Standard">
      <style:paragraph-properties fo:margin-top="0.423cm" fo:margin-bottom="0.212cm" loext:contextual-spacing="false"/>
      <style:text-properties fo:font-weight="bold" style:font-weight-asian="bold"/>
    </style:style>
    <style:style style:name="Note_20_sous_20_illustrations" style:display-name="Note sous illustrations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Source_20_sous_20_illustration" style:display-name="Source sous illustration" style:family="paragraph" style:parent-style-name="Standard">
      <style:paragraph-properties fo:text-align="justify" style:justify-single-word="false"/>
      <style:text-properties fo:font-size="9pt" fo:font-style="italic" style:font-size-asian="9pt" style:font-style-asian="italic"/>
    </style:style>
    <style:style style:name="Organisme_20_du_20_1er_20_auteur" style:display-name="Organisme du 1er auteur" style:family="paragraph" style:parent-style-name="Auteur_28_s_29_" style:next-style-name="Standard"/>
    <style:style style:name="Organisme_20_des_20_autres_20_auteurs" style:display-name="Organisme des autres auteurs" style:family="paragraph" style:parent-style-name="Organisme_20_du_20_1er_20_auteur" style:next-style-name="Standard">
      <style:paragraph-properties fo:margin-top="0cm" fo:margin-bottom="0cm" loext:contextual-spacing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niveau_20_2_20_NUMEROTE" style:display-name="Titre niveau 2 NUMEROTE" style:family="paragraph" style:parent-style-name="Standard" style:next-style-name="Standard" style:list-style-name="WW8Num2">
      <style:paragraph-properties fo:text-align="start" style:justify-single-word="false"/>
      <style:text-properties fo:font-size="12pt" fo:font-weight="bold" style:font-size-asian="12pt" style:font-weight-asian="bold"/>
    </style:style>
    <style:style style:name="Titre_20_niveau_20_1_20_NUMEROTE" style:display-name="Titre niveau 1 NUMEROTE" style:family="paragraph" style:parent-style-name="Standard" style:next-style-name="Standard" style:list-style-name="WW8Num2">
      <style:paragraph-properties fo:text-align="start" style:justify-single-word="false"/>
      <style:text-properties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re_20_niveau_20_4_20_NUMEROTE" style:display-name="Titre niveau 4 NUMEROTE" style:family="paragraph" style:parent-style-name="Standard" style:next-style-name="Standard" style:list-style-name="WW8Num2">
      <style:text-properties fo:font-size="12pt" fo:font-style="italic" style:font-size-asian="12pt" style:font-style-asian="italic" style:font-size-complex="14pt" style:font-style-complex="italic" style:font-weight-complex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niveau_20_3_20_NUMEROTE" style:display-name="Titre niveau 3 NUMEROTE" style:family="paragraph" style:parent-style-name="Standard" style:next-style-name="Standard" style:list-style-name="WW8Num2">
      <style:paragraph-properties fo:text-align="start" style:justify-single-word="false"/>
      <style:text-properties fo:font-size="12pt" style:font-size-asian="12pt"/>
    </style:style>
    <style:style style:name="NormallYves" style:family="paragraph">
      <style:paragraph-properties fo:margin-top="0cm" fo:margin-bottom="0.101cm" loext:contextual-spacing="false" fo:text-align="justify" style:justify-single-word="false" fo:orphans="2" fo:widows="2" fo:hyphenation-ladder-count="no-limit" style:writing-mode="lr-tb"/>
      <style:text-properties fo:color="#00000a" style:font-name="Arial1" fo:font-family="Arial" style:font-family-generic="swiss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ext" style:family="paragraph" style:parent-style-name="Standard" style:class="extra">
      <style:paragraph-properties fo:margin-top="0.423cm" fo:margin-bottom="0cm" loext:contextual-spacing="false" fo:text-align="justify" style:justify-single-word="false" style:text-autospace="none" style:punctuation-wrap="simple" style:vertical-align="baseline">
        <style:tab-stops>
          <style:tab-stop style:position="1.501cm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/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ères_20_de_20_note_20_de_20_fin" style:display-name="WW-Caractères de note de fin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-Police_20_par_20_défaut" style:display-name="WW-Police par défaut" style:family="text"/>
    <style:style style:name="Emphasis" style:family="text" style:parent-style-name="WW-Police_20_par_20_défau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z0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762cm" fo:margin-left="2.667cm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3.429cm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4.318cm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5.207cm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6.096cm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6.985cm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7.874cm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tyle="italic" style:font-style-asian="italic" style:font-name-complex="Calibri" style:font-style-complex="italic"/>
    </style:style>
    <style:style style:name="MT1" style:family="text">
      <style:text-properties officeooo:rsid="001b6c1f"/>
    </style:style>
    <style:style style:name="MT2" style:family="text">
      <style:text-properties style:text-position="super 58%" officeooo:rsid="001b6c1f"/>
    </style:style>
    <style:style style:name="MT3" style:family="text">
      <style:text-properties officeooo:rsid="001908d5"/>
    </style:style>
    <style:page-layout style:name="Mpm1">
      <style:page-layout-properties fo:page-width="21.001cm" fo:page-height="29.7cm" style:num-format="1" style:print-orientation="portrait" fo:margin-top="2.499cm" fo:margin-bottom="1.27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13</text:span><text:span text:style-name="MT2">es</text:span><text:span text:style-name="MT1"> </text:span>Journées de méthodologie statistique de l’Insee (JMS) /<text:span text:style-name="MT3"> 12-14 juin 2018 / PARI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 ALGORITHME DE REGROUPEMENTS D’UNITÉS STATISTIQUES SELON CERTAINES SIMILITUDES</dc:title>
    <meta:initial-creator>BAKTAVATSALOU Ravi</meta:initial-creator>
    <meta:creation-date>2017-12-27T19:36:00</meta:creation-date>
    <dc:creator>Martin Chevalier</dc:creator>
    <dc:date>2018-01-31T14:10:49.605000000</dc:date>
    <meta:print-date>2018-01-31T12:17:52.776000000</meta:print-date>
    <meta:editing-cycles>220</meta:editing-cycles>
    <meta:editing-duration>PT10H28M50S</meta:editing-duration>
    <meta:generator>LibreOffice/5.2.6.2$Windows_X86_64 LibreOffice_project/a3100ed2409ebf1c212f5048fbe377c281438fdc</meta:generator>
    <meta:printed-by>Martin Chevalier</meta:printed-by>
    <meta:document-statistic meta:table-count="0" meta:image-count="0" meta:object-count="0" meta:page-count="2" meta:paragraph-count="27" meta:word-count="780" meta:character-count="5239" meta:non-whitespace-character-count="4488"/>
  </office:meta>
</office:document-meta>
</file>